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font-size-asian="11pt"/>
    </style:style>
    <style:style style:name="P2" style:family="paragraph" style:parent-style-name="Standard">
      <style:paragraph-properties fo:margin-top="0in" fo:margin-bottom="0.139in" style:contextual-spacing="false" fo:line-height="115%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officeooo:rsid="000d3629" officeooo:paragraph-rsid="000d3629"/>
    </style:style>
    <style:style style:name="T1" style:family="text">
      <style:text-properties style:font-name="Calibri" fo:font-size="16pt" fo:language="en" fo:country="none" style:font-size-asian="16pt"/>
    </style:style>
    <style:style style:name="T2" style:family="text">
      <style:text-properties style:font-name="Calibri" fo:font-size="11pt" fo:language="en" fo:country="none" style:font-size-asian="11pt"/>
    </style:style>
    <style:style style:name="T3" style:family="text">
      <style:text-properties style:font-name="Calibri" fo:font-size="11pt" fo:language="en" fo:country="none" officeooo:rsid="000f0930" style:font-size-asian="11pt"/>
    </style:style>
    <style:style style:name="T4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amerno izazvani bagovi:</text:span></text:p>
      <text:p text:style-name="P1"/>
      <text:p text:style-name="P2"><text:span text:style-name="T2">1. Za ime i prezime korisnika <text:s/>je odradjena validacija da je polje potrebno i da je maksimalna duzina 30, a korisnik moze da unosi i brojeve i specijalne karatkere za ime.</text:span></text:p>
      <text:p text:style-name="P2"><text:span text:style-name="T2">2. Inicijalne vrednosti za dan, mesec i godina su 0, 0 i 0 ukoliko se ne popune ta polja kreirace datum rodjenja korisnika sa vrednostima 30. 11. 1899. .</text:span></text:p>
      <text:p text:style-name="P2"><text:span text:style-name="T2">3. Za datum rodjenja mogu da se unesu vrednosti koji su u buducnosti.</text:span></text:p>
      <text:p text:style-name="P2"><text:span text:style-name="T2">4.Ukoliko se unese neki nepostojeci postanski broj vratice vrednost 'Kragujevac'.</text:span></text:p>
      <text:p text:style-name="P2"><text:span text:style-name="T2">5. Korisnik nije u obavezi da checkira pol pri registraciji.</text:span></text:p>
      <text:p text:style-name="P2"><text:span text:style-name="T2">6. Ukoliko se promeni postanski broj sa validne na nevalidnu vrednost grad</text:span><text:span text:style-name="T3">a</text:span><text:span text:style-name="T2"> se ne menja.</text:span></text:p>
      <text:p text:style-name="P3"><text:span text:style-name="T2">7.Korisnik moze rucno da unese gra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01:35:35.259000000</dc:date>
    <meta:editing-duration>PT10M32S</meta:editing-duration>
    <meta:editing-cycles>1</meta:editing-cycles>
    <meta:document-statistic meta:table-count="0" meta:image-count="0" meta:object-count="0" meta:page-count="1" meta:paragraph-count="8" meta:word-count="117" meta:character-count="682" meta:non-whitespace-character-count="572"/>
    <meta:generator>LibreOffice/7.1.8.1$Windows_X86_64 LibreOffice_project/e1f30c802c3269a1d052614453f260e49458c82c</meta:generator>
  </office:meta>
</office:document-meta>
</file>